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tahoma" svg:font-family="tahoma, arial, sans-serif"/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83ca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9.75pt" fo:letter-spacing="normal" fo:font-style="normal" fo:font-weight="normal"/>
    </style:style>
    <style:style style:name="P4" style:family="paragraph" style:parent-style-name="Table_20_Contents">
      <style:paragraph-properties fo:text-align="start" style:justify-single-word="false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matyka </text:p>
      <text:p text:style-name="Standard"/>
      <text:p text:style-name="P2"><text:span text:style-name="Strong_20_Emphasis"><text:span text:style-name="T1">G = &lt;N,V,P,S&gt;</text:span></text:span></text:p>
      <text:p text:style-name="P3">gdzie:</text:p>
      <text:p text:style-name="P2"><text:span text:style-name="Source_20_Text"><text:span text:style-name="T1">N - alfabet nieterminalny (zbiór symboli pomocnicznych)<text:line-break/>V - alfabet terminalny (symbole,z którego tworzone są słowa języka)<text:line-break/>P - zbiór reguł produkcji<text:line-break/>S - symbol startowy (wyróżniony symbol nieterminalny)</text:span></text:span></text:p>
      <text:p text:style-name="P2"><text:span text:style-name="Source_20_Text"><text:span text:style-name="T1"/></text:span></text:p>
      <text:p text:style-name="P2"><text:span text:style-name="Source_20_Text"><text:span text:style-name="T1">Okrjona gramatyka wiki 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zwa</text:p>
          </table:table-cell>
          <table:table-cell table:style-name="Table1.B1" office:value-type="string">
            <text:p text:style-name="P1"><text:s/>wartosc</text:p>
          </table:table-cell>
        </table:table-row>
        <table:table-row>
          <table:table-cell table:style-name="Table1.A2" office:value-type="string">
            <text:p text:style-name="P2"><text:span text:style-name="Source_20_Text"><text:span text:style-name="T1">N</text:span></text:span></text:p>
          </table:table-cell>
          <table:table-cell table:style-name="Table1.B2" office:value-type="string">
            <text:p text:style-name="P1">S, T, M , A</text:p>
          </table:table-cell>
        </table:table-row>
        <table:table-row>
          <table:table-cell table:style-name="Table1.A4" office:value-type="string">
            <text:p text:style-name="P2"><text:span text:style-name="Source_20_Text"><text:span text:style-name="T1">V</text:span></text:span></text:p>
          </table:table-cell>
          <table:table-cell table:style-name="Table1.B4" office:value-type="string">
            <text:p text:style-name="P1">[a-zA-Z0-9], ' , =, <text:s/>\n</text:p>
          </table:table-cell>
        </table:table-row>
        <table:table-row>
          <table:table-cell table:style-name="Table1.A4" office:value-type="string">
            <text:p text:style-name="P2"><text:span text:style-name="Source_20_Text"><text:span text:style-name="T1">P</text:span></text:span></text:p>
          </table:table-cell>
          <table:table-cell table:style-name="Table1.B4" office:value-type="string">
            <text:p text:style-name="P1">S <text:span text:style-name="T2">→ T</text:span> , S <text:span text:style-name="T2">→ M</text:span>, T <text:span text:style-name="T2">→ [a-zA-Z0-9]T, <text:s/>T → [a-zA-Z0-9],</text:span></text:p>
            <text:p text:style-name="P4">zle !M → '' , <text:s/>M → '''</text:p>
            <text:p text:style-name="P4">zle !M → =, M → ==, M → ===, M → ====, M → =====</text:p>
            <text:p text:style-name="P4">M → ''T'', M -&gt; '''T'''</text:p>
          </table:table-cell>
        </table:table-row>
        <table:table-row>
          <table:table-cell table:style-name="Table1.A5" office:value-type="string">
            <text:p text:style-name="P2"><text:span text:style-name="Source_20_Text"><text:span text:style-name="T1">S</text:span></text:span></text:p>
          </table:table-cell>
          <table:table-cell table:style-name="Table1.B5" office:value-type="string">
            <text:p text:style-name="P1">S</text:p>
          </table:table-cell>
        </table:table-row>
      </table:table>
      <text:p text:style-name="P2"><text:span text:style-name="Source_20_Text"><text:span text:style-name="T1"/></text:span></text:p>
      <text:p text:style-name="P2"><text:span text:style-name="Source_20_Text"><text:span text:style-name="T1">Nie jestem pewny co do tych przekształcen M, Możliwe że są zbyt proste ?</text:span></text:span></text:p>
      <text:p text:style-name="P2"><text:span text:style-name="Source_20_Text"><text:span text:style-name="T1"/></text:span></text:p>
      <text:p text:style-name="Standard">Znak nowej linii czy przeszlo do noej linii czy jest poczat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, Courier, monospace"/>
    <style:font-face style:name="tahoma" svg:font-family="tahoma, arial, sans-serif"/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DejaVu Sans Condensed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tek </meta:initial-creator>
    <meta:creation-date>2012-04-15T15:47:15</meta:creation-date>
    <dc:date>2012-04-23T22:55:17.78</dc:date>
    <meta:editing-duration>PT4H31M49S</meta:editing-duration>
    <meta:editing-cycles>4</meta:editing-cycles>
    <meta:generator>LibreOffice/3.4$Win32 LibreOffice_project/340m1$Build-302</meta:generator>
    <meta:document-statistic meta:table-count="1" meta:image-count="0" meta:object-count="0" meta:page-count="1" meta:paragraph-count="20" meta:word-count="122" meta:character-count="583" meta:non-whitespace-character-count="475"/>
  </office:meta>
</office:document-meta>
</file>